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1" style:family="table">
      <style:table-properties style:width="3.125in" fo:margin-left="0in" fo:margin-right="-0.0021in" table:align="margins"/>
    </style:style>
    <style:style style:name="tab1.A" style:family="table-column">
      <style:table-column-properties style:column-width="1.5965in" style:rel-column-width="33481*"/>
    </style:style>
    <style:style style:name="tab1.B" style:family="table-column">
      <style:table-column-properties style:column-width="0.9493in" style:rel-column-width="19908*"/>
    </style:style>
    <style:style style:name="tab1.C" style:family="table-column">
      <style:table-column-properties style:column-width="0.5792in" style:rel-column-width="12146*"/>
    </style:style>
    <style:style style:name="tab2" style:family="table">
      <style:table-properties style:width="3.125in" fo:margin-left="0in" fo:margin-right="-0.0021in" table:align="margins"/>
    </style:style>
    <style:style style:name="tab2.A" style:family="table-column">
      <style:table-column-properties style:column-width="0.9528in" style:rel-column-width="19980*"/>
    </style:style>
    <style:style style:name="tab2.B" style:family="table-column">
      <style:table-column-properties style:column-width="1.0965in" style:rel-column-width="22995*"/>
    </style:style>
    <style:style style:name="tab2.C" style:family="table-column">
      <style:table-column-properties style:column-width="1.0757in" style:rel-column-width="22560*"/>
    </style:style>
    <style:style style:name="tab3" style:family="table">
      <style:table-properties style:width="3.125in" fo:margin-left="0in" fo:margin-right="-0.0021in" table:align="margins"/>
    </style:style>
    <style:style style:name="tab3.A" style:family="table-column">
      <style:table-column-properties style:column-width="1.1583in" style:rel-column-width="24291*"/>
    </style:style>
    <style:style style:name="tab3.B" style:family="table-column">
      <style:table-column-properties style:column-width="0.9236in" style:rel-column-width="19369*"/>
    </style:style>
    <style:style style:name="tab3.C" style:family="table-column">
      <style:table-column-properties style:column-width="1.0431in" style:rel-column-width="21875*"/>
    </style:style>
    <style:style style:name="tab4" style:family="table">
      <style:table-properties style:width="3.125in" fo:margin-left="0in" fo:margin-right="-0.0021in" table:align="margins"/>
    </style:style>
    <style:style style:name="tab4.A" style:family="table-column">
      <style:table-column-properties style:column-width="1.2132in" style:rel-column-width="25442*"/>
    </style:style>
    <style:style style:name="tab4.B" style:family="table-column">
      <style:table-column-properties style:column-width="0.8688in" style:rel-column-width="18218*"/>
    </style:style>
    <style:style style:name="tab4.C" style:family="table-column">
      <style:table-column-properties style:column-width="1.0431in" style:rel-column-width="21875*"/>
    </style:style>
    <style:style style:name="tab5" style:family="table">
      <style:table-properties style:width="3.125in" fo:margin-left="0in" fo:margin-right="-0.0021in" table:align="margins"/>
    </style:style>
    <style:style style:name="tab5.A" style:family="table-column">
      <style:table-column-properties style:column-width="1.1444in" style:rel-column-width="24000*"/>
    </style:style>
    <style:style style:name="tab5.B" style:family="table-column">
      <style:table-column-properties style:column-width="0.9375in" style:rel-column-width="19660*"/>
    </style:style>
    <style:style style:name="tab5.C" style:family="table-column">
      <style:table-column-properties style:column-width="1.0431in" style:rel-column-width="21875*"/>
    </style:style>
    <style:style style:name="tab6" style:family="table">
      <style:table-properties style:width="3.1229in" table:align="margins"/>
    </style:style>
    <style:style style:name="tab6.A" style:family="table-column">
      <style:table-column-properties style:column-width="1.2472in" style:rel-column-width="26167*"/>
    </style:style>
    <style:style style:name="tab6.B" style:family="table-column">
      <style:table-column-properties style:column-width="1.1646in" style:rel-column-width="24433*"/>
    </style:style>
    <style:style style:name="tab6.C" style:family="table-column">
      <style:table-column-properties style:column-width="0.7118in" style:rel-column-width="14935*"/>
    </style:style>
    <style:style style:name="tab7" style:family="table">
      <style:table-properties style:width="3.1236in" table:align="margins"/>
    </style:style>
    <style:style style:name="tab7.A" style:family="table-column">
      <style:table-column-properties style:column-width="1.2813in" style:rel-column-width="26881*"/>
    </style:style>
    <style:style style:name="tab7.B" style:family="table-column">
      <style:table-column-properties style:column-width="0.8007in" style:rel-column-width="16798*"/>
    </style:style>
    <style:style style:name="tab7.C" style:family="table-column">
      <style:table-column-properties style:column-width="1.0417in" style:rel-column-width="21856*"/>
    </style:style>
    <style:style style:name="tab8" style:family="table">
      <style:table-properties style:width="3.125in" fo:margin-left="0in" fo:margin-right="-0.0021in" table:align="margins"/>
    </style:style>
    <style:style style:name="tab8.A" style:family="table-column">
      <style:table-column-properties style:column-width="1.3639in" style:rel-column-width="28602*"/>
    </style:style>
    <style:style style:name="tab8.B" style:family="table-column">
      <style:table-column-properties style:column-width="0.7181in" style:rel-column-width="15058*"/>
    </style:style>
    <style:style style:name="tab8.C" style:family="table-column">
      <style:table-column-properties style:column-width="1.0431in" style:rel-column-width="21875*"/>
    </style:style>
    <style:style style:name="tab9" style:family="table">
      <style:table-properties style:width="3.1229in" table:align="margins"/>
    </style:style>
    <style:style style:name="tab9.A" style:family="table-column">
      <style:table-column-properties style:column-width="1.041in" style:rel-column-width="21845*"/>
    </style:style>
    <style:style style:name="tab10" style:family="table">
      <style:table-properties style:width="3.125in" fo:margin-left="0in" fo:margin-right="-0.0021in" table:align="margins"/>
    </style:style>
    <style:style style:name="tab10.A" style:family="table-column">
      <style:table-column-properties style:column-width="1.1375in" style:rel-column-width="23854*"/>
    </style:style>
    <style:style style:name="tab10.B" style:family="table-column">
      <style:table-column-properties style:column-width="0.9444in" style:rel-column-width="19806*"/>
    </style:style>
    <style:style style:name="tab10.C" style:family="table-column">
      <style:table-column-properties style:column-width="1.0431in" style:rel-column-width="21875*"/>
    </style:style>
    <style:style style:name="tab11" style:family="table">
      <style:table-properties style:width="3.1229in" table:align="margins"/>
    </style:style>
    <style:style style:name="tab11.A" style:family="table-column">
      <style:table-column-properties style:column-width="1.041in" style:rel-column-width="21845*"/>
    </style:style>
    <style:style style:name="tab12" style:family="table">
      <style:table-properties style:width="3.125in" fo:margin-left="0in" fo:margin-right="-0.0021in" table:align="margins"/>
    </style:style>
    <style:style style:name="tab12.A" style:family="table-column">
      <style:table-column-properties style:column-width="1.6931in" style:rel-column-width="35505*"/>
    </style:style>
    <style:style style:name="tab12.B" style:family="table-column">
      <style:table-column-properties style:column-width="0.7396in" style:rel-column-width="15509*"/>
    </style:style>
    <style:style style:name="tab12.C" style:family="table-column">
      <style:table-column-properties style:column-width="0.6924in" style:rel-column-width="14521*"/>
    </style:style>
    <style:style style:name="tab13" style:family="table">
      <style:table-properties style:width="3.1229in" table:align="margins"/>
    </style:style>
    <style:style style:name="tab13.A" style:family="table-column">
      <style:table-column-properties style:column-width="1.041in" style:rel-column-width="21845*"/>
    </style:style>
    <style:style style:name="tab14" style:family="table">
      <style:table-properties style:width="3.1229in" table:align="margins"/>
    </style:style>
    <style:style style:name="tab14.A" style:family="table-column">
      <style:table-column-properties style:column-width="1.041in" style:rel-column-width="21845*"/>
    </style:style>
    <style:style style:name="tab15" style:family="table">
      <style:table-properties style:width="3.1229in" table:align="margins"/>
    </style:style>
    <style:style style:name="tab15.A" style:family="table-column">
      <style:table-column-properties style:column-width="1.041in" style:rel-column-width="21845*"/>
    </style:style>
    <style:style style:name="P1" style:family="paragraph" style:parent-style-name="Standard">
      <style:text-properties style:font-name="Arial Narrow1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Arial Narrow1" fo:font-size="8pt" style:font-size-asian="8pt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Arial Narrow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 Narrow1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 Narrow1" fo:font-size="6pt" style:font-size-asian="6pt" style:font-size-complex="6pt"/>
    </style:style>
    <style:style style:name="P6" style:family="paragraph" style:parent-style-name="Standard">
      <style:paragraph-properties fo:text-align="justify" style:justify-single-word="false"/>
      <style:text-properties style:font-name="Arial Narrow" fo:font-size="11pt" fo:language="en" fo:country="US" fo:font-weight="bold" style:font-size-asian="8pt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Arial Narrow1"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ews</text:p>
      <table:table table:name="tab1" table:style-name="tab1">
        <table:table-column table:style-name="tab1.A"/>
        <table:table-column table:style-name="tab1.B"/>
        <table:table-column table:style-name="tab1.C"/>
        <table:table-row>
          <table:table-cell office:value-type="string">
            <text:p text:style-name="P1">Show View (View: Declaration)</text:p>
          </table:table-cell>
          <table:table-cell office:value-type="string">
            <text:p text:style-name="P1">Alt+Shift+Q, D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View (View: Error Log)</text:p>
          </table:table-cell>
          <table:table-cell office:value-type="string">
            <text:p text:style-name="P1">Alt+Shift+Q, L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View (View: Search)</text:p>
          </table:table-cell>
          <table:table-cell office:value-type="string">
            <text:p text:style-name="P1">Alt+Shift+Q, S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View (View: History)</text:p>
          </table:table-cell>
          <table:table-cell office:value-type="string">
            <text:p text:style-name="P1">Alt+Shift+Q, Z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View (View: Console)</text:p>
          </table:table-cell>
          <table:table-cell office:value-type="string">
            <text:p text:style-name="P1">Alt+Shift+Q, C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View (View: Breakpoints)</text:p>
          </table:table-cell>
          <table:table-cell office:value-type="string">
            <text:p text:style-name="P1">Alt+Shift+Q, B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View (View: Variables)</text:p>
          </table:table-cell>
          <table:table-cell office:value-type="string">
            <text:p text:style-name="P1">Alt+Shift+Q, V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View (View: Cheat Sheets)</text:p>
          </table:table-cell>
          <table:table-cell office:value-type="string">
            <text:p text:style-name="P1">Alt+Shift+Q, H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View (View: Javadoc)</text:p>
          </table:table-cell>
          <table:table-cell office:value-type="string">
            <text:p text:style-name="P1">Alt+Shift+Q, J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View (View: Package Explorer)</text:p>
          </table:table-cell>
          <table:table-cell office:value-type="string">
            <text:p text:style-name="P1">Alt+Shift+Q, P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View (View: Hierarchy)</text:p>
          </table:table-cell>
          <table:table-cell office:value-type="string">
            <text:p text:style-name="P1">Alt+Shift+Q, T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View</text:p>
          </table:table-cell>
          <table:table-cell office:value-type="string">
            <text:p text:style-name="P1">Alt+Shift+Q, Q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View (View: Outline)</text:p>
          </table:table-cell>
          <table:table-cell office:value-type="string">
            <text:p text:style-name="P1">Alt+Shift+Q, O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View (View: Synchronize)</text:p>
          </table:table-cell>
          <table:table-cell office:value-type="string">
            <text:p text:style-name="P1">Alt+Shift+Q, Y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View (View: Problems)</text:p>
          </table:table-cell>
          <table:table-cell office:value-type="string">
            <text:p text:style-name="P1">Alt+Shift+Q, X</text:p>
          </table:table-cell>
          <table:table-cell office:value-type="string">
            <text:p text:style-name="P1">In Windows</text:p>
          </table:table-cell>
        </table:table-row>
      </table:table>
      <text:p text:style-name="P3">Navigate</text:p>
      <table:table table:name="tab2" table:style-name="tab2">
        <table:table-column table:style-name="tab2.A"/>
        <table:table-column table:style-name="tab2.B"/>
        <table:table-column table:style-name="tab2.C"/>
        <table:table-row>
          <table:table-cell office:value-type="string">
            <text:p text:style-name="P1">Go to Next Member</text:p>
          </table:table-cell>
          <table:table-cell office:value-type="string">
            <text:p text:style-name="P1">Ctrl+Shift+Down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Open External Javadoc</text:p>
          </table:table-cell>
          <table:table-cell office:value-type="string">
            <text:p text:style-name="P1">Shift+F2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Open Plug-in Artifact</text:p>
          </table:table-cell>
          <table:table-cell office:value-type="string">
            <text:p text:style-name="P1">Ctrl+Shift+A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Collapse All</text:p>
          </table:table-cell>
          <table:table-cell office:value-type="string">
            <text:p text:style-name="P1">Ctrl+Shift+Numpad_Divide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Forward History</text:p>
          </table:table-cell>
          <table:table-cell office:value-type="string">
            <text:p text:style-name="P1">Alt+Right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Open Type Hierarchy</text:p>
          </table:table-cell>
          <table:table-cell office:value-type="string">
            <text:p text:style-name="P1">F4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Next</text:p>
          </table:table-cell>
          <table:table-cell office:value-type="string">
            <text:p text:style-name="P1">Ctrl+.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In Breadcrumb</text:p>
          </table:table-cell>
          <table:table-cell office:value-type="string">
            <text:p text:style-name="P1">Alt+Shift+B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Quick Hierarchy</text:p>
          </table:table-cell>
          <table:table-cell office:value-type="string">
            <text:p text:style-name="P1">Ctrl+T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Previous</text:p>
          </table:table-cell>
          <table:table-cell office:value-type="string">
            <text:p text:style-name="P1">Ctrl+,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In...</text:p>
          </table:table-cell>
          <table:table-cell office:value-type="string">
            <text:p text:style-name="P1">Alt+Shift+W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Open Structure</text:p>
          </table:table-cell>
          <table:table-cell office:value-type="string">
            <text:p text:style-name="P1">Ctrl+F3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Go to Line</text:p>
          </table:table-cell>
          <table:table-cell office:value-type="string">
            <text:p text:style-name="P1">Ctrl+L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Open Declaration</text:p>
          </table:table-cell>
          <table:table-cell office:value-type="string">
            <text:p text:style-name="P1">F3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Open Resource</text:p>
          </table:table-cell>
          <table:table-cell office:value-type="string">
            <text:p text:style-name="P1">Ctrl+Shift+R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Open Type</text:p>
          </table:table-cell>
          <table:table-cell office:value-type="string">
            <text:p text:style-name="P1">Ctrl+Shift+T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In Breadcrumb</text:p>
          </table:table-cell>
          <table:table-cell office:value-type="string">
            <text:p text:style-name="P1">Alt+Shift+B</text:p>
          </table:table-cell>
          <table:table-cell office:value-type="string">
            <text:p text:style-name="P5">Editor Breadcrumb Navigation</text:p>
          </table:table-cell>
        </table:table-row>
        <table:table-row>
          <table:table-cell office:value-type="string">
            <text:p text:style-name="P1">Open Type in Hierarchy</text:p>
          </table:table-cell>
          <table:table-cell office:value-type="string">
            <text:p text:style-name="P1">Ctrl+Shift+H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Go to Previous Member</text:p>
          </table:table-cell>
          <table:table-cell office:value-type="string">
            <text:p text:style-name="P1">Ctrl+Shift+Up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Open Call Hierarchy</text:p>
          </table:table-cell>
          <table:table-cell office:value-type="string">
            <text:p text:style-name="P1">Ctrl+Alt+H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Go to Matching Bracket</text:p>
          </table:table-cell>
          <table:table-cell office:value-type="string">
            <text:p text:style-name="P1">Ctrl+Shift+P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Quick Outline</text:p>
          </table:table-cell>
          <table:table-cell office:value-type="string">
            <text:p text:style-name="P1">Ctrl+O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Backward History</text:p>
          </table:table-cell>
          <table:table-cell office:value-type="string">
            <text:p text:style-name="P1">Alt+Left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Quick Outline</text:p>
          </table:table-cell>
          <table:table-cell office:value-type="string">
            <text:p text:style-name="P1">Ctrl+O</text:p>
          </table:table-cell>
          <table:table-cell office:value-type="string">
            <text:p text:style-name="P1">PDE editor</text:p>
          </table:table-cell>
        </table:table-row>
        <table:table-row>
          <table:table-cell office:value-type="string">
            <text:p text:style-name="P1">Last Edit Location</text:p>
          </table:table-cell>
          <table:table-cell office:value-type="string">
            <text:p text:style-name="P1">Ctrl+Q</text:p>
          </table:table-cell>
          <table:table-cell office:value-type="string">
            <text:p text:style-name="P1">In Windows</text:p>
          </table:table-cell>
        </table:table-row>
      </table:table>
      <text:p text:style-name="P4">Window</text:p>
      <table:table table:name="tab3" table:style-name="tab3">
        <table:table-column table:style-name="tab3.A"/>
        <table:table-column table:style-name="tab3.B"/>
        <table:table-column table:style-name="tab3.C"/>
        <table:table-row>
          <table:table-cell office:value-type="string">
            <text:p text:style-name="P1">Show View Menu</text:p>
          </table:table-cell>
          <table:table-cell office:value-type="string">
            <text:p text:style-name="P1">Ctrl+F10</text:p>
          </table:table-cell>
          <table:table-cell office:value-type="string">
            <text:p text:style-name="P1">In Dialogs and Windows</text:p>
          </table:table-cell>
        </table:table-row>
        <table:table-row>
          <table:table-cell office:value-type="string">
            <text:p text:style-name="P1">Show Ruler Context Menu</text:p>
          </table:table-cell>
          <table:table-cell office:value-type="string">
            <text:p text:style-name="P1">Ctrl+F10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Switch to Editor</text:p>
          </table:table-cell>
          <table:table-cell office:value-type="string">
            <text:p text:style-name="P1">Ctrl+Shift+E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Key Assist</text:p>
          </table:table-cell>
          <table:table-cell office:value-type="string">
            <text:p text:style-name="P1">Ctrl+Shift+L</text:p>
          </table:table-cell>
          <table:table-cell office:value-type="string">
            <text:p text:style-name="P1">In Dialogs and Windows</text:p>
          </table:table-cell>
        </table:table-row>
        <table:table-row>
          <table:table-cell office:value-type="string">
            <text:p text:style-name="P1">Activate Editor</text:p>
          </table:table-cell>
          <table:table-cell office:value-type="string">
            <text:p text:style-name="P1">F12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Maximize Active View or Editor</text:p>
          </table:table-cell>
          <table:table-cell office:value-type="string">
            <text:p text:style-name="P1">Ctrl+M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Previous Editor</text:p>
          </table:table-cell>
          <table:table-cell office:value-type="string">
            <text:p text:style-name="P1">Ctrl+Shift+F6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Previous Perspective</text:p>
          </table:table-cell>
          <table:table-cell office:value-type="string">
            <text:p text:style-name="P1">Ctrl+Shift+F8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Quick Switch Editor</text:p>
          </table:table-cell>
          <table:table-cell office:value-type="string">
            <text:p text:style-name="P1">Ctrl+E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Next View</text:p>
          </table:table-cell>
          <table:table-cell office:value-type="string">
            <text:p text:style-name="P1">Ctrl+F7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Quick Access</text:p>
          </table:table-cell>
          <table:table-cell office:value-type="string">
            <text:p text:style-name="P1">Ctrl+3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Next Editor</text:p>
          </table:table-cell>
          <table:table-cell office:value-type="string">
            <text:p text:style-name="P1">Ctrl+F6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System Menu</text:p>
          </table:table-cell>
          <table:table-cell office:value-type="string">
            <text:p text:style-name="P1">Alt+-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Previous View</text:p>
          </table:table-cell>
          <table:table-cell office:value-type="string">
            <text:p text:style-name="P1">Ctrl+Shift+F7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Next Perspective</text:p>
          </table:table-cell>
          <table:table-cell office:value-type="string">
            <text:p text:style-name="P1">Ctrl+F8</text:p>
          </table:table-cell>
          <table:table-cell office:value-type="string">
            <text:p text:style-name="P1">In Windows</text:p>
          </table:table-cell>
        </table:table-row>
      </table:table>
      <text:p text:style-name="P6">Help</text:p>
      <table:table table:name="tab4" table:style-name="tab4">
        <table:table-column table:style-name="tab4.A"/>
        <table:table-column table:style-name="tab4.B"/>
        <table:table-column table:style-name="tab4.C"/>
        <table:table-row>
          <table:table-cell office:value-type="string">
            <text:p text:style-name="P1">Close User Assistance Tray</text:p>
          </table:table-cell>
          <table:table-cell office:value-type="string">
            <text:p text:style-name="P1">Ctrl+W</text:p>
          </table:table-cell>
          <table:table-cell office:value-type="string">
            <text:p text:style-name="P1">In Dialogs</text:p>
          </table:table-cell>
        </table:table-row>
        <table:table-row>
          <table:table-cell office:value-type="string">
            <text:p text:style-name="P1">Close User Assistance Tray</text:p>
          </table:table-cell>
          <table:table-cell office:value-type="string">
            <text:p text:style-name="P1">Ctrl+F4</text:p>
          </table:table-cell>
          <table:table-cell office:value-type="string">
            <text:p text:style-name="P1">In Dialogs</text:p>
          </table:table-cell>
        </table:table-row>
      </table:table>
      <text:p text:style-name="P6">Edit</text:p>
      <table:table table:name="tab5" table:style-name="tab5">
        <table:table-column table:style-name="tab5.A"/>
        <table:table-column table:style-name="tab5.B"/>
        <table:table-column table:style-name="tab5.C"/>
        <table:table-row>
          <table:table-cell office:value-type="string">
            <text:p text:style-name="P1">Paste</text:p>
          </table:table-cell>
          <table:table-cell office:value-type="string">
            <text:p text:style-name="P1">Shift+Insert</text:p>
          </table:table-cell>
          <table:table-cell office:value-type="string">
            <text:p text:style-name="P1">In Dialogs and Windows</text:p>
          </table:table-cell>
        </table:table-row>
        <table:table-row>
          <table:table-cell office:value-type="string">
            <text:p text:style-name="P1">Find Next</text:p>
          </table:table-cell>
          <table:table-cell office:value-type="string">
            <text:p text:style-name="P1">Ctrl+K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Cut</text:p>
          </table:table-cell>
          <table:table-cell office:value-type="string">
            <text:p text:style-name="P1">Shift+Delete</text:p>
          </table:table-cell>
          <table:table-cell office:value-type="string">
            <text:p text:style-name="P1">In Dialogs and Windows</text:p>
          </table:table-cell>
        </table:table-row>
        <table:table-row>
          <table:table-cell office:value-type="string">
            <text:p text:style-name="P1">Find Previous</text:p>
          </table:table-cell>
          <table:table-cell office:value-type="string">
            <text:p text:style-name="P1">Ctrl+Shift+K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Delete</text:p>
          </table:table-cell>
          <table:table-cell office:value-type="string">
            <text:p text:style-name="P1">Delete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Quick Diff Toggle</text:p>
          </table:table-cell>
          <table:table-cell office:value-type="string">
            <text:p text:style-name="P1">Ctrl+Shift+Q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Redo</text:p>
          </table:table-cell>
          <table:table-cell office:value-type="string">
            <text:p text:style-name="P1">Ctrl+Y</text:p>
          </table:table-cell>
          <table:table-cell office:value-type="string">
            <text:p text:style-name="P1">In Dialogs and Windows</text:p>
          </table:table-cell>
        </table:table-row>
        <table:table-row>
          <table:table-cell office:value-type="string">
            <text:p text:style-name="P1">Quick Fix</text:p>
          </table:table-cell>
          <table:table-cell office:value-type="string">
            <text:p text:style-name="P1">Ctrl+1</text:p>
          </table:table-cell>
          <table:table-cell office:value-type="string">
            <text:p text:style-name="P1">In Dialogs and Windows</text:p>
          </table:table-cell>
        </table:table-row>
        <table:table-row>
          <table:table-cell office:value-type="string">
            <text:p text:style-name="P1">Select All</text:p>
          </table:table-cell>
          <table:table-cell office:value-type="string">
            <text:p text:style-name="P1">Ctrl+A</text:p>
          </table:table-cell>
          <table:table-cell office:value-type="string">
            <text:p text:style-name="P1">In Dialogs and Windows</text:p>
          </table:table-cell>
        </table:table-row>
        <table:table-row>
          <table:table-cell office:value-type="string">
            <text:p text:style-name="P1">Select Next Element</text:p>
          </table:table-cell>
          <table:table-cell office:value-type="string">
            <text:p text:style-name="P1">Alt+Shift+Right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Select Enclosing Element</text:p>
          </table:table-cell>
          <table:table-cell office:value-type="string">
            <text:p text:style-name="P1">Alt+Shift+Up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Incremental Find</text:p>
          </table:table-cell>
          <table:table-cell office:value-type="string">
            <text:p text:style-name="P1">Ctrl+J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Toggle Insert Mode</text:p>
          </table:table-cell>
          <table:table-cell office:value-type="string">
            <text:p text:style-name="P1">Ctrl+Shift+Insert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Content Assist</text:p>
          </table:table-cell>
          <table:table-cell office:value-type="string">
            <text:p text:style-name="P1">Ctrl+Space</text:p>
          </table:table-cell>
          <table:table-cell office:value-type="string">
            <text:p text:style-name="P1">In Dialogs and Windows</text:p>
          </table:table-cell>
        </table:table-row>
        <table:table-row>
          <table:table-cell office:value-type="string">
            <text:p text:style-name="P1">Cut</text:p>
          </table:table-cell>
          <table:table-cell office:value-type="string">
            <text:p text:style-name="P1">Ctrl+X</text:p>
          </table:table-cell>
          <table:table-cell office:value-type="string">
            <text:p text:style-name="P1">In Dialogs and Windows</text:p>
          </table:table-cell>
        </table:table-row>
        <table:table-row>
          <table:table-cell office:value-type="string">
            <text:p text:style-name="P1">Find and Replace</text:p>
          </table:table-cell>
          <table:table-cell office:value-type="string">
            <text:p text:style-name="P1">Ctrl+F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Incremental Find Reverse</text:p>
          </table:table-cell>
          <table:table-cell office:value-type="string">
            <text:p text:style-name="P1">Ctrl+Shift+J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Select Previous Element</text:p>
          </table:table-cell>
          <table:table-cell office:value-type="string">
            <text:p text:style-name="P1">Alt+Shift+Left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Copy</text:p>
          </table:table-cell>
          <table:table-cell office:value-type="string">
            <text:p text:style-name="P1">Ctrl+C</text:p>
          </table:table-cell>
          <table:table-cell office:value-type="string">
            <text:p text:style-name="P1">In Dialogs and Windows</text:p>
          </table:table-cell>
        </table:table-row>
        <table:table-row>
          <table:table-cell office:value-type="string">
            <text:p text:style-name="P1">Context Information</text:p>
          </table:table-cell>
          <table:table-cell office:value-type="string">
            <text:p text:style-name="P1">Ctrl+Shift+Space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Undo</text:p>
          </table:table-cell>
          <table:table-cell office:value-type="string">
            <text:p text:style-name="P1">Ctrl+Z</text:p>
          </table:table-cell>
          <table:table-cell office:value-type="string">
            <text:p text:style-name="P1">In Dialogs and Windows</text:p>
          </table:table-cell>
        </table:table-row>
        <table:table-row>
          <table:table-cell office:value-type="string">
            <text:p text:style-name="P1">Restore Last Selection</text:p>
          </table:table-cell>
          <table:table-cell office:value-type="string">
            <text:p text:style-name="P1">Alt+Shift+Down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Copy</text:p>
          </table:table-cell>
          <table:table-cell office:value-type="string">
            <text:p text:style-name="P1">Ctrl+Insert</text:p>
          </table:table-cell>
          <table:table-cell office:value-type="string">
            <text:p text:style-name="P1">In Dialogs and Windows</text:p>
          </table:table-cell>
        </table:table-row>
        <table:table-row>
          <table:table-cell office:value-type="string">
            <text:p text:style-name="P1">Paste</text:p>
          </table:table-cell>
          <table:table-cell office:value-type="string">
            <text:p text:style-name="P1">Ctrl+V</text:p>
          </table:table-cell>
          <table:table-cell office:value-type="string">
            <text:p text:style-name="P1">In Dialogs and Windows</text:p>
          </table:table-cell>
        </table:table-row>
        <table:table-row>
          <table:table-cell office:value-type="string">
            <text:p text:style-name="P1">Word Completion</text:p>
          </table:table-cell>
          <table:table-cell office:value-type="string">
            <text:p text:style-name="P1">Alt+/</text:p>
          </table:table-cell>
          <table:table-cell office:value-type="string">
            <text:p text:style-name="P1">Editing Text</text:p>
          </table:table-cell>
        </table:table-row>
      </table:table>
      <text:p text:style-name="P6">Text Editing</text:p>
      <table:table table:name="tab6" table:style-name="tab6">
        <table:table-column table:style-name="tab6.A"/>
        <table:table-column table:style-name="tab6.B"/>
        <table:table-column table:style-name="tab6.C"/>
        <table:table-row>
          <table:table-cell office:value-type="string">
            <text:p text:style-name="P1">Select Previous Word</text:p>
          </table:table-cell>
          <table:table-cell office:value-type="string">
            <text:p text:style-name="P1">Ctrl+Shift+Left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Collapse All</text:p>
          </table:table-cell>
          <table:table-cell office:value-type="string">
            <text:p text:style-name="P1">Ctrl+Shift+Numpad_Divide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Next Word</text:p>
          </table:table-cell>
          <table:table-cell office:value-type="string">
            <text:p text:style-name="P1">Ctrl+Right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Line Start</text:p>
          </table:table-cell>
          <table:table-cell office:value-type="string">
            <text:p text:style-name="P1">Home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Join Lines</text:p>
          </table:table-cell>
          <table:table-cell office:value-type="string">
            <text:p text:style-name="P1">Ctrl+Alt+J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Move Lines Up</text:p>
          </table:table-cell>
          <table:table-cell office:value-type="string">
            <text:p text:style-name="P1">Alt+Up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Text Start</text:p>
          </table:table-cell>
          <table:table-cell office:value-type="string">
            <text:p text:style-name="P1">Ctrl+Home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Duplicate Lines</text:p>
          </table:table-cell>
          <table:table-cell office:value-type="string">
            <text:p text:style-name="P1">Ctrl+Alt+Up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Insert Line Above Current Line</text:p>
          </table:table-cell>
          <table:table-cell office:value-type="string">
            <text:p text:style-name="P1">Ctrl+Shift+Enter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Toggle Overwrite</text:p>
          </table:table-cell>
          <table:table-cell office:value-type="string">
            <text:p text:style-name="P1">Insert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Move Lines Down</text:p>
          </table:table-cell>
          <table:table-cell office:value-type="string">
            <text:p text:style-name="P1">Alt+Down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Delete Line</text:p>
          </table:table-cell>
          <table:table-cell office:value-type="string">
            <text:p text:style-name="P1">Ctrl+D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Line End</text:p>
          </table:table-cell>
          <table:table-cell office:value-type="string">
            <text:p text:style-name="P1">End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To Upper Case</text:p>
          </table:table-cell>
          <table:table-cell office:value-type="string">
            <text:p text:style-name="P1">Ctrl+Shift+X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Select Line Start</text:p>
          </table:table-cell>
          <table:table-cell office:value-type="string">
            <text:p text:style-name="P1">Shift+Home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Scroll Line Down</text:p>
          </table:table-cell>
          <table:table-cell office:value-type="string">
            <text:p text:style-name="P1">Ctrl+Down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Show Tooltip Description</text:p>
          </table:table-cell>
          <table:table-cell office:value-type="string">
            <text:p text:style-name="P1">F2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Delete Next Word</text:p>
          </table:table-cell>
          <table:table-cell office:value-type="string">
            <text:p text:style-name="P1">Ctrl+Delete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Insert Line Below Current Line</text:p>
          </table:table-cell>
          <table:table-cell office:value-type="string">
            <text:p text:style-name="P1">Shift+Enter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Collapse</text:p>
          </table:table-cell>
          <table:table-cell office:value-type="string">
            <text:p text:style-name="P1">Ctrl+Numpad_Subtract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Text End</text:p>
          </table:table-cell>
          <table:table-cell office:value-type="string">
            <text:p text:style-name="P1">Ctrl+End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Toggle Folding</text:p>
          </table:table-cell>
          <table:table-cell office:value-type="string">
            <text:p text:style-name="P1">Ctrl+Numpad_Divide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Scroll Line Up</text:p>
          </table:table-cell>
          <table:table-cell office:value-type="string">
            <text:p text:style-name="P1">Ctrl+Up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To Lower Case</text:p>
          </table:table-cell>
          <table:table-cell office:value-type="string">
            <text:p text:style-name="P1">Ctrl+Shift+Y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Copy Lines</text:p>
          </table:table-cell>
          <table:table-cell office:value-type="string">
            <text:p text:style-name="P1">Ctrl+Alt+Down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Delete Previous Word</text:p>
          </table:table-cell>
          <table:table-cell office:value-type="string">
            <text:p text:style-name="P1">Ctrl+Backspace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Delete to End of Line</text:p>
          </table:table-cell>
          <table:table-cell office:value-type="string">
            <text:p text:style-name="P1">Ctrl+Shift+Delete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Expand</text:p>
          </table:table-cell>
          <table:table-cell office:value-type="string">
            <text:p text:style-name="P1">Ctrl+Numpad_Add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Reset Structure</text:p>
          </table:table-cell>
          <table:table-cell office:value-type="string">
            <text:p text:style-name="P1">Ctrl+Shift+Numpad_Multiply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Expand All</text:p>
          </table:table-cell>
          <table:table-cell office:value-type="string">
            <text:p text:style-name="P1">Ctrl+Numpad_Multiply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Previous Word</text:p>
          </table:table-cell>
          <table:table-cell office:value-type="string">
            <text:p text:style-name="P1">Ctrl+Left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Select Line End</text:p>
          </table:table-cell>
          <table:table-cell office:value-type="string">
            <text:p text:style-name="P1">Shift+End</text:p>
          </table:table-cell>
          <table:table-cell office:value-type="string">
            <text:p text:style-name="P1">Editing Text</text:p>
          </table:table-cell>
        </table:table-row>
        <table:table-row>
          <table:table-cell office:value-type="string">
            <text:p text:style-name="P1">Select Next Word</text:p>
          </table:table-cell>
          <table:table-cell office:value-type="string">
            <text:p text:style-name="P1">Ctrl+Shift+Right</text:p>
          </table:table-cell>
          <table:table-cell office:value-type="string">
            <text:p text:style-name="P1">Editing Text</text:p>
          </table:table-cell>
        </table:table-row>
      </table:table>
      <text:p text:style-name="P4">Run/Debug</text:p>
      <table:table table:name="tab7" table:style-name="tab7">
        <table:table-column table:style-name="tab7.A"/>
        <table:table-column table:style-name="tab7.B"/>
        <table:table-column table:style-name="tab7.C"/>
        <table:table-row>
          <table:table-cell office:value-type="string">
            <text:p text:style-name="P1">Run Java Application</text:p>
          </table:table-cell>
          <table:table-cell office:value-type="string">
            <text:p text:style-name="P1">Alt+Shift+X, J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Terminate</text:p>
          </table:table-cell>
          <table:table-cell office:value-type="string">
            <text:p text:style-name="P1">Ctrl+F2</text:p>
          </table:table-cell>
          <table:table-cell office:value-type="string">
            <text:p text:style-name="P1">Debugging</text:p>
          </table:table-cell>
        </table:table-row>
        <table:table-row>
          <table:table-cell office:value-type="string">
            <text:p text:style-name="P1">Debug Java Application</text:p>
          </table:table-cell>
          <table:table-cell office:value-type="string">
            <text:p text:style-name="P1">Alt+Shift+D, J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Run Ant Build</text:p>
          </table:table-cell>
          <table:table-cell office:value-type="string">
            <text:p text:style-name="P1">Alt+Shift+X, Q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Run JUnit Plug-in Test</text:p>
          </table:table-cell>
          <table:table-cell office:value-type="string">
            <text:p text:style-name="P1">Alt+Shift+X, P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Debug Java Applet</text:p>
          </table:table-cell>
          <table:table-cell office:value-type="string">
            <text:p text:style-name="P1">Alt+Shift+D, A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Debug Ant Build</text:p>
          </table:table-cell>
          <table:table-cell office:value-type="string">
            <text:p text:style-name="P1">Alt+Shift+D, Q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Next Memory Monitor</text:p>
          </table:table-cell>
          <table:table-cell office:value-type="string">
            <text:p text:style-name="P1">Ctrl+Alt+N</text:p>
          </table:table-cell>
          <table:table-cell office:value-type="string">
            <text:p text:style-name="P1">In Memory View</text:p>
          </table:table-cell>
        </table:table-row>
        <table:table-row>
          <table:table-cell office:value-type="string">
            <text:p text:style-name="P1">Run OSGi Framework</text:p>
          </table:table-cell>
          <table:table-cell office:value-type="string">
            <text:p text:style-name="P1">Alt+Shift+X, O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Execute</text:p>
          </table:table-cell>
          <table:table-cell office:value-type="string">
            <text:p text:style-name="P1">Ctrl+U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Run Java Applet</text:p>
          </table:table-cell>
          <table:table-cell office:value-type="string">
            <text:p text:style-name="P1">Alt+Shift+X, A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Resume</text:p>
          </table:table-cell>
          <table:table-cell office:value-type="string">
            <text:p text:style-name="P1">F8</text:p>
          </table:table-cell>
          <table:table-cell office:value-type="string">
            <text:p text:style-name="P1">Debugging</text:p>
          </table:table-cell>
        </table:table-row>
        <table:table-row>
          <table:table-cell office:value-type="string">
            <text:p text:style-name="P1">Toggle Memory Monitors Pane</text:p>
          </table:table-cell>
          <table:table-cell office:value-type="string">
            <text:p text:style-name="P1">Ctrl+T</text:p>
          </table:table-cell>
          <table:table-cell office:value-type="string">
            <text:p text:style-name="P1">In Memory View</text:p>
          </table:table-cell>
        </table:table-row>
        <table:table-row>
          <table:table-cell office:value-type="string">
            <text:p text:style-name="P1">EOF</text:p>
          </table:table-cell>
          <table:table-cell office:value-type="string">
            <text:p text:style-name="P1">Ctrl+Z</text:p>
          </table:table-cell>
          <table:table-cell office:value-type="string">
            <text:p text:style-name="P1">In I/O Console</text:p>
          </table:table-cell>
        </table:table-row>
        <table:table-row>
          <table:table-cell office:value-type="string">
            <text:p text:style-name="P1">All Instances</text:p>
          </table:table-cell>
          <table:table-cell office:value-type="string">
            <text:p text:style-name="P1">Ctrl+Shift+N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Display</text:p>
          </table:table-cell>
          <table:table-cell office:value-type="string">
            <text:p text:style-name="P1">Ctrl+Shift+D</text:p>
          </table:table-cell>
          <table:table-cell office:value-type="string">
            <text:p text:style-name="P1">In Dialogs and Windows</text:p>
          </table:table-cell>
        </table:table-row>
        <table:table-row>
          <table:table-cell office:value-type="string">
            <text:p text:style-name="P1">Toggle Breakpoint</text:p>
          </table:table-cell>
          <table:table-cell office:value-type="string">
            <text:p text:style-name="P1">Ctrl+Shift+B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Java Breakpoint Properties</text:p>
          </table:table-cell>
          <table:table-cell office:value-type="string">
            <text:p text:style-name="P1">Alt+Enter</text:p>
          </table:table-cell>
          <table:table-cell office:value-type="string">
            <text:p text:style-name="P1">In Breakpoints View</text:p>
          </table:table-cell>
        </table:table-row>
        <table:table-row>
          <table:table-cell office:value-type="string">
            <text:p text:style-name="P1">Step Into</text:p>
          </table:table-cell>
          <table:table-cell office:value-type="string">
            <text:p text:style-name="P1">F5</text:p>
          </table:table-cell>
          <table:table-cell office:value-type="string">
            <text:p text:style-name="P1">Debugging</text:p>
          </table:table-cell>
        </table:table-row>
        <table:table-row>
          <table:table-cell office:value-type="string">
            <text:p text:style-name="P1">Run Eclipse Application</text:p>
          </table:table-cell>
          <table:table-cell office:value-type="string">
            <text:p text:style-name="P1">Alt+Shift+X, E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Go to Address</text:p>
          </table:table-cell>
          <table:table-cell office:value-type="string">
            <text:p text:style-name="P1">Ctrl+G</text:p>
          </table:table-cell>
          <table:table-cell office:value-type="string">
            <text:p text:style-name="P1">I<text:span text:style-name="T1">n Table Memory Rendering</text:span></text:p>
          </table:table-cell>
        </table:table-row>
        <table:table-row>
          <table:table-cell office:value-type="string">
            <text:p text:style-name="P1">Debug JUnit Plug-in Test</text:p>
          </table:table-cell>
          <table:table-cell office:value-type="string">
            <text:p text:style-name="P1">Alt+Shift+D, P</text:p>
          </table:table-cell>
          <table:table-cell office:value-type="string">
            <text:p text:style-name="P1">In Windows</text:p>
          </table:table-cell>
        </table:table-row>
        <text:soft-page-break/>
        <table:table-row>
          <table:table-cell office:value-type="string">
            <text:p text:style-name="P1">Previous Page of Memory</text:p>
          </table:table-cell>
          <table:table-cell office:value-type="string">
            <text:p text:style-name="P1">Ctrl+Shift+,</text:p>
          </table:table-cell>
          <table:table-cell office:value-type="string">
            <text:p text:style-name="P1">In Table Memory Rendering</text:p>
          </table:table-cell>
        </table:table-row>
        <table:table-row>
          <table:table-cell office:value-type="string">
            <text:p text:style-name="P1">Run JUnit Test</text:p>
          </table:table-cell>
          <table:table-cell office:value-type="string">
            <text:p text:style-name="P1">Alt+Shift+X, T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Add Memory Block</text:p>
          </table:table-cell>
          <table:table-cell office:value-type="string">
            <text:p text:style-name="P1">Ctrl+Alt+M</text:p>
          </table:table-cell>
          <table:table-cell office:value-type="string">
            <text:p text:style-name="P1">In Memory View</text:p>
          </table:table-cell>
        </table:table-row>
        <table:table-row>
          <table:table-cell office:value-type="string">
            <text:p text:style-name="P1">Run Last Launched</text:p>
          </table:table-cell>
          <table:table-cell office:value-type="string">
            <text:p text:style-name="P1">Ctrl+F11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Force Return</text:p>
          </table:table-cell>
          <table:table-cell office:value-type="string">
            <text:p text:style-name="P1">Alt+Shift+F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Inspect</text:p>
          </table:table-cell>
          <table:table-cell office:value-type="string">
            <text:p text:style-name="P1">Ctrl+Shift+I</text:p>
          </table:table-cell>
          <table:table-cell office:value-type="string">
            <text:p text:style-name="P1">In Dialogs and Windows</text:p>
          </table:table-cell>
        </table:table-row>
        <table:table-row>
          <table:table-cell office:value-type="string">
            <text:p text:style-name="P1">Use Step Filters</text:p>
          </table:table-cell>
          <table:table-cell office:value-type="string">
            <text:p text:style-name="P1">Shift+F5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Debug OSGi Framework</text:p>
          </table:table-cell>
          <table:table-cell office:value-type="string">
            <text:p text:style-name="P1">Alt+Shift+D, O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Debug Last Launched</text:p>
          </table:table-cell>
          <table:table-cell office:value-type="string">
            <text:p text:style-name="P1">F11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Close Rendering</text:p>
          </table:table-cell>
          <table:table-cell office:value-type="string">
            <text:p text:style-name="P1">Ctrl+W</text:p>
          </table:table-cell>
          <table:table-cell office:value-type="string">
            <text:p text:style-name="P1">In Memory View</text:p>
          </table:table-cell>
        </table:table-row>
        <table:table-row>
          <table:table-cell office:value-type="string">
            <text:p text:style-name="P1">Next Page of Memory</text:p>
          </table:table-cell>
          <table:table-cell office:value-type="string">
            <text:p text:style-name="P1">Ctrl+Shift+.</text:p>
          </table:table-cell>
          <table:table-cell office:value-type="string">
            <text:p text:style-name="P1">I<text:span text:style-name="T1">n Table Memory Rendering</text:span></text:p>
          </table:table-cell>
        </table:table-row>
        <table:table-row>
          <table:table-cell office:value-type="string">
            <text:p text:style-name="P1">Debug Eclipse Application</text:p>
          </table:table-cell>
          <table:table-cell office:value-type="string">
            <text:p text:style-name="P1">Alt+Shift+D, E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tep Over</text:p>
          </table:table-cell>
          <table:table-cell office:value-type="string">
            <text:p text:style-name="P1">F6</text:p>
          </table:table-cell>
          <table:table-cell office:value-type="string">
            <text:p text:style-name="P1">Debugging</text:p>
          </table:table-cell>
        </table:table-row>
        <table:table-row>
          <table:table-cell office:value-type="string">
            <text:p text:style-name="P1">Step Return</text:p>
          </table:table-cell>
          <table:table-cell office:value-type="string">
            <text:p text:style-name="P1">F7</text:p>
          </table:table-cell>
          <table:table-cell office:value-type="string">
            <text:p text:style-name="P1">Debugging</text:p>
          </table:table-cell>
        </table:table-row>
        <table:table-row>
          <table:table-cell office:value-type="string">
            <text:p text:style-name="P1">Step Into Selection</text:p>
          </table:table-cell>
          <table:table-cell office:value-type="string">
            <text:p text:style-name="P1">Ctrl+F5</text:p>
          </table:table-cell>
          <table:table-cell office:value-type="string">
            <text:p text:style-name="P1">Debugging</text:p>
          </table:table-cell>
        </table:table-row>
        <table:table-row>
          <table:table-cell office:value-type="string">
            <text:p text:style-name="P1">New Rendering</text:p>
          </table:table-cell>
          <table:table-cell office:value-type="string">
            <text:p text:style-name="P1">Ctrl+N</text:p>
          </table:table-cell>
          <table:table-cell office:value-type="string">
            <text:p text:style-name="P1">In Memory View</text:p>
          </table:table-cell>
        </table:table-row>
        <table:table-row>
          <table:table-cell office:value-type="string">
            <text:p text:style-name="P1">Debug JUnit Test</text:p>
          </table:table-cell>
          <table:table-cell office:value-type="string">
            <text:p text:style-name="P1">Alt+Shift+D, T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Run to Line</text:p>
          </table:table-cell>
          <table:table-cell office:value-type="string">
            <text:p text:style-name="P1">Ctrl+R</text:p>
          </table:table-cell>
          <table:table-cell office:value-type="string">
            <text:p text:style-name="P1">Debugging</text:p>
          </table:table-cell>
        </table:table-row>
      </table:table>
      <text:p text:style-name="P6">Source</text:p>
      <table:table table:name="tab8" table:style-name="tab8">
        <table:table-column table:style-name="tab8.A"/>
        <table:table-column table:style-name="tab8.B"/>
        <table:table-column table:style-name="tab8.C"/>
        <table:table-row>
          <table:table-cell office:value-type="string">
            <text:p text:style-name="P1">Quick Assist - Assign to local variable</text:p>
          </table:table-cell>
          <table:table-cell office:value-type="string">
            <text:p text:style-name="P1">Ctrl+2, L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Show Source Quick Menu</text:p>
          </table:table-cell>
          <table:table-cell office:value-type="string">
            <text:p text:style-name="P1">Alt+Shift+S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Toggle Comment</text:p>
          </table:table-cell>
          <table:table-cell office:value-type="string">
            <text:p text:style-name="P1">Ctrl+7</text:p>
          </table:table-cell>
          <table:table-cell office:value-type="string">
            <text:p text:style-name="P1">Editing Properties Files</text:p>
          </table:table-cell>
        </table:table-row>
        <table:table-row>
          <table:table-cell office:value-type="string">
            <text:p text:style-name="P1">Add Javadoc Comment</text:p>
          </table:table-cell>
          <table:table-cell office:value-type="string">
            <text:p text:style-name="P1">Alt+Shift+J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Toggle Mark Occurrences</text:p>
          </table:table-cell>
          <table:table-cell office:value-type="string">
            <text:p text:style-name="P1">Alt+Shift+O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Open External Documentation</text:p>
          </table:table-cell>
          <table:table-cell office:value-type="string">
            <text:p text:style-name="P1">Shift+F2</text:p>
          </table:table-cell>
          <table:table-cell office:value-type="string">
            <text:p text:style-name="P1">Editing Ant Buildfiles</text:p>
          </table:table-cell>
        </table:table-row>
        <table:table-row>
          <table:table-cell office:value-type="string">
            <text:p text:style-name="P1">Surround With Quick Menu</text:p>
          </table:table-cell>
          <table:table-cell office:value-type="string">
            <text:p text:style-name="P1">Alt+Shift+Z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Quick Assist - Rename in file</text:p>
          </table:table-cell>
          <table:table-cell office:value-type="string">
            <text:p text:style-name="P1">Ctrl+2, R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Toggle Comment</text:p>
          </table:table-cell>
          <table:table-cell office:value-type="string">
            <text:p text:style-name="P1">Ctrl+7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Add Import</text:p>
          </table:table-cell>
          <table:table-cell office:value-type="string">
            <text:p text:style-name="P1">Ctrl+Shift+M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Remove Occurrence Annotations</text:p>
          </table:table-cell>
          <table:table-cell office:value-type="string">
            <text:p text:style-name="P1">Alt+Shift+U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Format</text:p>
          </table:table-cell>
          <table:table-cell office:value-type="string">
            <text:p text:style-name="P1">Ctrl+Shift+F</text:p>
          </table:table-cell>
          <table:table-cell office:value-type="string">
            <text:p text:style-name="P1">Editing Ant Buildfiles</text:p>
          </table:table-cell>
        </table:table-row>
        <table:table-row>
          <table:table-cell office:value-type="string">
            <text:p text:style-name="P1">Format</text:p>
          </table:table-cell>
          <table:table-cell office:value-type="string">
            <text:p text:style-name="P1">Ctrl+Shift+F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Toggle Comment</text:p>
          </table:table-cell>
          <table:table-cell office:value-type="string">
            <text:p text:style-name="P1">Ctrl+/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Indent Line</text:p>
          </table:table-cell>
          <table:table-cell office:value-type="string">
            <text:p text:style-name="P1">Ctrl+I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Remove Block Comment</text:p>
          </table:table-cell>
          <table:table-cell office:value-type="string">
            <text:p text:style-name="P1">Ctrl+Shift+\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Organize Imports</text:p>
          </table:table-cell>
          <table:table-cell office:value-type="string">
            <text:p text:style-name="P1">Ctrl+Shift+O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Add Block Comment</text:p>
          </table:table-cell>
          <table:table-cell office:value-type="string">
            <text:p text:style-name="P1">Ctrl+Shift+/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Toggle Comment</text:p>
          </table:table-cell>
          <table:table-cell office:value-type="string">
            <text:p text:style-name="P1">Ctrl+Shift+C</text:p>
          </table:table-cell>
          <table:table-cell office:value-type="string">
            <text:p text:style-name="P1">Editing Properties Files</text:p>
          </table:table-cell>
        </table:table-row>
        <table:table-row>
          <table:table-cell office:value-type="string">
            <text:p text:style-name="P1">Toggle Comment</text:p>
          </table:table-cell>
          <table:table-cell office:value-type="string">
            <text:p text:style-name="P1">Ctrl+Shift+C</text:p>
          </table:table-cell>
          <table:table-cell office:value-type="string">
            <text:p text:style-name="P1">Editing Java Source</text:p>
          </table:table-cell>
        </table:table-row>
        <table:table-row>
          <table:table-cell office:value-type="string">
            <text:p text:style-name="P1">Rename In File</text:p>
          </table:table-cell>
          <table:table-cell office:value-type="string">
            <text:p text:style-name="P1">Alt+Shift+R</text:p>
          </table:table-cell>
          <table:table-cell office:value-type="string">
            <text:p text:style-name="P1">Editing Ant Buildfiles</text:p>
          </table:table-cell>
        </table:table-row>
        <table:table-row>
          <table:table-cell office:value-type="string">
            <text:p text:style-name="P1">Toggle Comment</text:p>
          </table:table-cell>
          <table:table-cell office:value-type="string">
            <text:p text:style-name="P1">Ctrl+/</text:p>
          </table:table-cell>
          <table:table-cell office:value-type="string">
            <text:p text:style-name="P1">Editing Properties Files</text:p>
          </table:table-cell>
        </table:table-row>
        <table:table-row>
          <table:table-cell office:value-type="string">
            <text:p text:style-name="P1">Toggle Ant Mark Occurrences</text:p>
          </table:table-cell>
          <table:table-cell office:value-type="string">
            <text:p text:style-name="P1">Alt+Shift+O</text:p>
          </table:table-cell>
          <table:table-cell office:value-type="string">
            <text:p text:style-name="P1">Editing Ant Buildfiles</text:p>
          </table:table-cell>
        </table:table-row>
        <table:table-row>
          <table:table-cell office:value-type="string">
            <text:p text:style-name="P1">Quick Assist - Assign to field</text:p>
          </table:table-cell>
          <table:table-cell office:value-type="string">
            <text:p text:style-name="P1">Ctrl+2, F</text:p>
          </table:table-cell>
          <table:table-cell office:value-type="string">
            <text:p text:style-name="P1">Editing Java Source</text:p>
          </table:table-cell>
        </table:table-row>
      </table:table>
      <text:p text:style-name="P6">OpenScript Keys</text:p>
      <table:table table:name="tab9" table:style-name="tab9">
        <table:table-column table:style-name="tab9.A" table:number-columns-repeated="3"/>
        <table:table-row>
          <table:table-cell office:value-type="string">
            <text:p text:style-name="P1">Iterate</text:p>
          </table:table-cell>
          <table:table-cell office:value-type="string">
            <text:p text:style-name="P1">Alt+I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Pause</text:p>
          </table:table-cell>
          <table:table-cell office:value-type="string">
            <text:p text:style-name="P1">Alt+Shift+P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Playback</text:p>
          </table:table-cell>
          <table:table-cell office:value-type="string">
            <text:p text:style-name="P1">Alt+P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Playback to Here</text:p>
          </table:table-cell>
          <table:table-cell office:value-type="string">
            <text:p text:style-name="P1">F4</text:p>
          </table:table-cell>
          <table:table-cell office:value-type="string">
            <text:p text:style-name="P1">Treeview Debugging</text:p>
          </table:table-cell>
        </table:table-row>
        <table:table-row>
          <table:table-cell office:value-type="string">
            <text:p text:style-name="P1">Stop</text:p>
          </table:table-cell>
          <table:table-cell office:value-type="string">
            <text:p text:style-name="P1">Alt+S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tep</text:p>
          </table:table-cell>
          <table:table-cell office:value-type="string">
            <text:p text:style-name="P1">F6</text:p>
          </table:table-cell>
          <table:table-cell office:value-type="string">
            <text:p text:style-name="P1">Treeview Debugging</text:p>
          </table:table-cell>
        </table:table-row>
        <table:table-row>
          <table:table-cell office:value-type="string">
            <text:p text:style-name="P1">Step Into</text:p>
          </table:table-cell>
          <table:table-cell office:value-type="string">
            <text:p text:style-name="P1">F5</text:p>
          </table:table-cell>
          <table:table-cell office:value-type="string">
            <text:p text:style-name="P1">Treeview Debugging</text:p>
          </table:table-cell>
        </table:table-row>
        <table:table-row>
          <table:table-cell office:value-type="string">
            <text:p text:style-name="P1">Execute</text:p>
          </table:table-cell>
          <table:table-cell office:value-type="string">
            <text:p text:style-name="P1">F7</text:p>
          </table:table-cell>
          <table:table-cell office:value-type="string">
            <text:p text:style-name="P1">Treeview Debugging</text:p>
          </table:table-cell>
        </table:table-row>
        <table:table-row>
          <table:table-cell office:value-type="string">
            <text:p text:style-name="P1">Record</text:p>
          </table:table-cell>
          <table:table-cell office:value-type="string">
            <text:p text:style-name="P1">Alt+R</text:p>
          </table:table-cell>
          <table:table-cell office:value-type="string">
            <text:p text:style-name="P1">In Windows</text:p>
          </table:table-cell>
        </table:table-row>
      </table:table>
      <text:p text:style-name="P4">Refactor - Java</text:p>
      <table:table table:name="tab10" table:style-name="tab10">
        <table:table-column table:style-name="tab10.A"/>
        <table:table-column table:style-name="tab10.B"/>
        <table:table-column table:style-name="tab10.C"/>
        <table:table-row>
          <table:table-cell office:value-type="string">
            <text:p text:style-name="P1">Rename - Refactoring</text:p>
          </table:table-cell>
          <table:table-cell office:value-type="string">
            <text:p text:style-name="P1">Alt+Shift+R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Inline</text:p>
          </table:table-cell>
          <table:table-cell office:value-type="string">
            <text:p text:style-name="P1">Alt+Shift+I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Move - Refactoring</text:p>
          </table:table-cell>
          <table:table-cell office:value-type="string">
            <text:p text:style-name="P1">Alt+Shift+V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Refactor Quick Menu</text:p>
          </table:table-cell>
          <table:table-cell office:value-type="string">
            <text:p text:style-name="P1">Alt+Shift+T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Extract Method</text:p>
          </table:table-cell>
          <table:table-cell office:value-type="string">
            <text:p text:style-name="P1">Alt+Shift+M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Change Method Signature</text:p>
          </table:table-cell>
          <table:table-cell office:value-type="string">
            <text:p text:style-name="P1">Alt+Shift+C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Extract Local Variable</text:p>
          </table:table-cell>
          <table:table-cell office:value-type="string">
            <text:p text:style-name="P1">Alt+Shift+L</text:p>
          </table:table-cell>
          <table:table-cell office:value-type="string">
            <text:p text:style-name="P1">In Windows</text:p>
          </table:table-cell>
        </table:table-row>
      </table:table>
      <text:p text:style-name="P6">File</text:p>
      <table:table table:name="tab11" table:style-name="tab11">
        <table:table-column table:style-name="tab11.A" table:number-columns-repeated="3"/>
        <table:table-row>
          <table:table-cell office:value-type="string">
            <text:p text:style-name="P1">Close All</text:p>
          </table:table-cell>
          <table:table-cell office:value-type="string">
            <text:p text:style-name="P1">Ctrl+Shift+F4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Properties</text:p>
          </table:table-cell>
          <table:table-cell office:value-type="string">
            <text:p text:style-name="P1">Alt+Enter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Rename</text:p>
          </table:table-cell>
          <table:table-cell office:value-type="string">
            <text:p text:style-name="P1">F2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ave</text:p>
          </table:table-cell>
          <table:table-cell office:value-type="string">
            <text:p text:style-name="P1">Ctrl+S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ave All</text:p>
          </table:table-cell>
          <table:table-cell office:value-type="string">
            <text:p text:style-name="P1">Ctrl+Shift+S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Refresh</text:p>
          </table:table-cell>
          <table:table-cell office:value-type="string">
            <text:p text:style-name="P1">F5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New menu</text:p>
          </table:table-cell>
          <table:table-cell office:value-type="string">
            <text:p text:style-name="P1">Alt+Shift+N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New</text:p>
          </table:table-cell>
          <table:table-cell office:value-type="string">
            <text:p text:style-name="P1">Ctrl+N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Close</text:p>
          </table:table-cell>
          <table:table-cell office:value-type="string">
            <text:p text:style-name="P1">Ctrl+W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Print</text:p>
          </table:table-cell>
          <table:table-cell office:value-type="string">
            <text:p text:style-name="P1">Ctrl+P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Close All</text:p>
          </table:table-cell>
          <table:table-cell office:value-type="string">
            <text:p text:style-name="P1">Ctrl+Shift+W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Close</text:p>
          </table:table-cell>
          <table:table-cell office:value-type="string">
            <text:p text:style-name="P1">Ctrl+F4</text:p>
          </table:table-cell>
          <table:table-cell office:value-type="string">
            <text:p text:style-name="P1">In Windows</text:p>
          </table:table-cell>
        </table:table-row>
      </table:table>
      <text:p text:style-name="P6">Search</text:p>
      <table:table table:name="tab12" table:style-name="tab12">
        <table:table-column table:style-name="tab12.A"/>
        <table:table-column table:style-name="tab12.B"/>
        <table:table-column table:style-name="tab12.C"/>
        <table:table-row>
          <table:table-cell office:value-type="string">
            <text:p text:style-name="P1">Declaration in Workspace</text:p>
          </table:table-cell>
          <table:table-cell office:value-type="string">
            <text:p text:style-name="P1">Ctrl+G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Show Occurrences in File Quick Menu</text:p>
          </table:table-cell>
          <table:table-cell office:value-type="string">
            <text:p text:style-name="P1">Ctrl+Shift+U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Open Search Dialog</text:p>
          </table:table-cell>
          <table:table-cell office:value-type="string">
            <text:p text:style-name="P1">Ctrl+H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Find Text in Workspace</text:p>
          </table:table-cell>
          <table:table-cell office:value-type="string">
            <text:p text:style-name="P1">Ctrl+Alt+G</text:p>
          </table:table-cell>
          <table:table-cell office:value-type="string">
            <text:p text:style-name="P1">In Windows</text:p>
          </table:table-cell>
        </table:table-row>
        <table:table-row>
          <table:table-cell office:value-type="string">
            <text:p text:style-name="P1">References in Workspace</text:p>
          </table:table-cell>
          <table:table-cell office:value-type="string">
            <text:p text:style-name="P1">Ctrl+Shift+G</text:p>
          </table:table-cell>
          <table:table-cell office:value-type="string">
            <text:p text:style-name="P1">In Windows</text:p>
          </table:table-cell>
        </table:table-row>
      </table:table>
      <text:p text:style-name="P6">Project</text:p>
      <table:table table:name="tab13" table:style-name="tab13">
        <table:table-column table:style-name="tab13.A" table:number-columns-repeated="3"/>
        <table:table-row>
          <table:table-cell office:value-type="string">
            <text:p text:style-name="P1">Build All</text:p>
          </table:table-cell>
          <table:table-cell office:value-type="string">
            <text:p text:style-name="P1">Ctrl+B</text:p>
          </table:table-cell>
          <table:table-cell office:value-type="string">
            <text:p text:style-name="P1">In Windows</text:p>
          </table:table-cell>
        </table:table-row>
      </table:table>
      <text:p text:style-name="P6">Manifest Editor Source</text:p>
      <table:table table:name="tab14" table:style-name="tab14">
        <table:table-column table:style-name="tab14.A" table:number-columns-repeated="3"/>
        <table:table-row>
          <table:table-cell office:value-type="string">
            <text:p text:style-name="P1">Format Source</text:p>
          </table:table-cell>
          <table:table-cell office:value-type="string">
            <text:p text:style-name="P1">Ctrl+Shift+F</text:p>
          </table:table-cell>
          <table:table-cell office:value-type="string">
            <text:p text:style-name="P1">PDE editor</text:p>
          </table:table-cell>
        </table:table-row>
      </table:table>
      <text:p text:style-name="P6"/>
      <text:p text:style-name="P6">Spy</text:p>
      <table:table table:name="tab15" table:style-name="tab15">
        <table:table-column table:style-name="tab15.A" table:number-columns-repeated="3"/>
        <table:table-row>
          <table:table-cell office:value-type="string">
            <text:p text:style-name="P1">Plug-in Spy</text:p>
          </table:table-cell>
          <table:table-cell office:value-type="string">
            <text:p text:style-name="P1">Alt+Shift+F1</text:p>
          </table:table-cell>
          <table:table-cell office:value-type="string">
            <text:p text:style-name="P1">In Dialogs and Window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EndSection">
        <text:p text:style-name="P1"/>
      </text:section>
      <text:p text:style-name="P2">Automated by Shaule Sachs</text:p>
      <text:p text:style-name="P2"/>
      <text:p text:style-name="P2"/>
      <text:p text:style-name="P2">Based off of work by Michael Pellaton</text:p>
      <text:p text:style-name="P2">Released under EPL v1.0 <text:line-break/>http://www.eclipse.org/legal/epl-v10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3" fo:column-gap="0in">
          <style:column-sep style:width="0.0008in" style:color="#000000" style:height="100%"/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OpenScript 13.3 / Eclipse 3.4 Shortcut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title>OpenOffice::OODoc Text Template</dc:title>
    <dc:subject>Template for the Perl Open Document Connector</dc:subject>
    <meta:creation-date>2021-12-07T20:17:29.73</meta:creation-date>
    <meta:editing-cycles>9</meta:editing-cycles>
    <meta:editing-duration>PT58M50S</meta:editing-duration>
    <dc:date>2021-12-09T21:02:58.07</dc:date>
    <dc:creator>S S</dc:creator>
    <meta:printed-by>S S</meta:printed-by>
    <meta:print-date>2021-12-07T21:04:44.69</meta:print-date>
    <meta:document-statistic meta:table-count="15" meta:image-count="0" meta:object-count="0" meta:page-count="2" meta:paragraph-count="664" meta:word-count="1347" meta:character-count="8630"/>
  </office:meta>
</office:document-meta>
</file>